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3.04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33.3mm"/>
    </style:style>
    <style:style style:name="co4" style:family="table-column">
      <style:table-column-properties fo:break-before="auto" style:column-width="37.11mm"/>
    </style:style>
    <style:style style:name="co5" style:family="table-column">
      <style:table-column-properties fo:break-before="auto" style:column-width="51.01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46.3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adosAEstrelaTemp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me Instância</text:p>
          </table:table-cell>
          <table:table-cell office:value-type="string" calcext:value-type="string">
            <text:p>Número de Vértices</text:p>
          </table:table-cell>
          <table:table-cell office:value-type="string" calcext:value-type="string">
            <text:p>Número de Arestas</text:p>
          </table:table-cell>
          <table:table-cell office:value-type="string" calcext:value-type="string">
            <text:p>Tempo médio Dijkstra</text:p>
          </table:table-cell>
          <table:table-cell office:value-type="string" calcext:value-type="string">
            <text:p>Tempo médio Dijkstra Adaptado</text:p>
          </table:table-cell>
          <table:table-cell office:value-type="string" calcext:value-type="string">
            <text:p>Tempo médio A*</text:p>
          </table:table-cell>
          <table:table-cell office:value-type="string" calcext:value-type="string">
            <text:p>Tempo médio A* Manhattan</text:p>
          </table:table-cell>
        </table:table-row>
        <table:table-row table:style-name="ro1">
          <table:table-cell office:value-type="string" calcext:value-type="string">
            <text:p>USA-road-d.NY.gr</text:p>
          </table:table-cell>
          <table:table-cell office:value-type="float" office:value="264346" calcext:value-type="float">
            <text:p>264346</text:p>
          </table:table-cell>
          <table:table-cell office:value-type="float" office:value="733846" calcext:value-type="float">
            <text:p>733846</text:p>
          </table:table-cell>
          <table:table-cell office:value-type="float" office:value="236" calcext:value-type="float">
            <text:p>236</text:p>
          </table:table-cell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USA-road-d.BAY.gr</text:p>
          </table:table-cell>
          <table:table-cell office:value-type="float" office:value="321270" calcext:value-type="float">
            <text:p>321270</text:p>
          </table:table-cell>
          <table:table-cell office:value-type="float" office:value="800172" calcext:value-type="float">
            <text:p>800172</text:p>
          </table:table-cell>
          <table:table-cell office:value-type="float" office:value="321" calcext:value-type="float">
            <text:p>321</text:p>
          </table:table-cell>
          <table:table-cell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SA-road-d.COL.gr</text:p>
          </table:table-cell>
          <table:table-cell office:value-type="float" office:value="435666" calcext:value-type="float">
            <text:p>435666</text:p>
          </table:table-cell>
          <table:table-cell office:value-type="float" office:value="1057066" calcext:value-type="float">
            <text:p>1057066</text:p>
          </table:table-cell>
          <table:table-cell office:value-type="float" office:value="494" calcext:value-type="float">
            <text:p>494</text:p>
          </table:table-cell>
          <table:table-cell office:value-type="float" office:value="229" calcext:value-type="float">
            <text:p>229</text:p>
          </table:table-cell>
          <table:table-cell office:value-type="float" office:value="117" calcext:value-type="float">
            <text:p>1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SA-road-d.FLA.gr</text:p>
          </table:table-cell>
          <table:table-cell office:value-type="float" office:value="1070376" calcext:value-type="float">
            <text:p>1070376</text:p>
          </table:table-cell>
          <table:table-cell office:value-type="float" office:value="2712798" calcext:value-type="float">
            <text:p>2712798</text:p>
          </table:table-cell>
          <table:table-cell office:value-type="float" office:value="2858" calcext:value-type="float">
            <text:p>2858</text:p>
          </table:table-cell>
          <table:table-cell office:value-type="float" office:value="1026" calcext:value-type="float">
            <text:p>1026</text:p>
          </table:table-cell>
          <table:table-cell office:value-type="float" office:value="886" calcext:value-type="float">
            <text:p>886</text:p>
          </table:table-cell>
          <table:table-cell office:value-type="float" office:value="101" calcext:value-type="float">
            <text:p>101</text:p>
          </table:table-cell>
        </table:table-row>
      </table:table>
      <table:named-expressions/>
      <table:database-ranges>
        <table:database-range table:name="__Anonymous_Sheet_DB__0" table:target-range-address="ResultadosAEstrelaTempo.A2:ResultadosAEstrelaTempo.G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10:54:55.150246901</dc:date>
    <meta:editing-duration>PT1M9S</meta:editing-duration>
    <meta:editing-cycles>2</meta:editing-cycles>
    <meta:generator>LibreOffice/5.1.6.2$Linux_X86_64 LibreOffice_project/10m0$Build-2</meta:generator>
    <meta:document-statistic meta:table-count="1" meta:cell-count="35" meta:object-count="0"/>
  </office:meta>
</office:document-meta>
</file>